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9480" officeooo:paragraph-rsid="00139480"/>
    </style:style>
    <style:style style:name="P2" style:family="paragraph" style:parent-style-name="Standard">
      <style:text-properties officeooo:rsid="00140422" officeooo:paragraph-rsid="00140422"/>
    </style:style>
    <style:style style:name="P3" style:family="paragraph" style:parent-style-name="Standard">
      <style:text-properties officeooo:rsid="00140422" officeooo:paragraph-rsid="001672e6"/>
    </style:style>
    <style:style style:name="P4" style:family="paragraph" style:parent-style-name="Standard">
      <style:text-properties officeooo:rsid="00158024" officeooo:paragraph-rsid="00158024"/>
    </style:style>
    <style:style style:name="P5" style:family="paragraph" style:parent-style-name="Standard">
      <style:text-properties officeooo:rsid="001672e6" officeooo:paragraph-rsid="001672e6"/>
    </style:style>
    <style:style style:name="P6" style:family="paragraph" style:parent-style-name="Standard">
      <style:text-properties officeooo:rsid="00197177" officeooo:paragraph-rsid="00197177"/>
    </style:style>
    <style:style style:name="P7" style:family="paragraph" style:parent-style-name="Standard">
      <style:text-properties officeooo:rsid="001a7bf8" officeooo:paragraph-rsid="001a7bf8"/>
    </style:style>
    <style:style style:name="T1" style:family="text">
      <style:text-properties officeooo:rsid="0013a1e0"/>
    </style:style>
    <style:style style:name="T2" style:family="text">
      <style:text-properties officeooo:rsid="001672e6"/>
    </style:style>
    <style:style style:name="T3" style:family="text">
      <style:text-properties officeooo:rsid="00178b90"/>
    </style:style>
    <style:style style:name="T4" style:family="text">
      <style:text-properties officeooo:rsid="001a7b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e number of characters per line and number of lines per page.</text:p>
      <text:p text:style-name="P1"/>
      <text:p text:style-name="P1">Read input data set into required <text:span text:style-name="T1">slice of pointers to </text:span>struct<text:span text:style-name="T1">s</text:span>.</text:p>
      <text:p text:style-name="P1"/>
      <text:p text:style-name="P2">Construct titles; capture number of lines taken.</text:p>
      <text:p text:style-name="P2"/>
      <text:p text:style-name="P3">Construct <text:span text:style-name="T2">footnotes</text:span>; capture number of lines taken. <text:span text:style-name="T2">Leave place holder for the total number of pages in the page number style.</text:span></text:p>
      <text:p text:style-name="P2"/>
      <text:p text:style-name="P2">Construct column headers.</text:p>
      <text:p text:style-name="P2"/>
      <text:p text:style-name="P2">Determine number of subjects under each TG.</text:p>
      <text:p text:style-name="P2"/>
      <text:p text:style-name="P2">Descriptive stats on age by TG; combine Mean and SD</text:p>
      <text:p text:style-name="P2"><text:tab/>Number of non-missing values</text:p>
      <text:p text:style-name="P2"><text:tab/>Mean</text:p>
      <text:p text:style-name="P2"><text:tab/>SD</text:p>
      <text:p text:style-name="P2"><text:tab/>Median</text:p>
      <text:p text:style-name="P2"><text:tab/>Min</text:p>
      <text:p text:style-name="P2"><text:tab/>Max</text:p>
      <text:p text:style-name="P2"/>
      <text:p text:style-name="P4">Number and Percentage of Subjects by Sex and TG.</text:p>
      <text:p text:style-name="P6"/>
      <text:p text:style-name="P4">Number and Percentage of Subjects by Race and TG.</text:p>
      <text:p text:style-name="P4"/>
      <text:p text:style-name="P6">Determine total number of pages in the document.</text:p>
      <text:p text:style-name="P4"/>
      <text:p text:style-name="P5">Open document for writing.</text:p>
      <text:p text:style-name="P5"><text:tab/>Write titles</text:p>
      <text:p text:style-name="P5"><text:tab/>Write column headers</text:p>
      <text:p text:style-name="P5"><text:tab/>Write number of subjects</text:p>
      <text:p text:style-name="P5"><text:tab/>Determine if the next <text:span text:style-name="T3">section can be written as a whole after allowing for footers; if yes, write it; if no, add one to total <text:s text:c="2"/>number of pages, write footers, paginate, write headers and section.</text:span></text:p>
      <text:p text:style-name="P5"><text:tab/><text:span text:style-name="T4">Repeat for all sections.</text:span></text:p>
      <text:p text:style-name="P7">Close document.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8:46:33.596876601</meta:creation-date>
    <meta:generator>LibreOffice/5.3.4.2$Linux_X86_64 LibreOffice_project/30$Build-2</meta:generator>
    <dc:date>2017-09-10T21:27:11.186849847</dc:date>
    <meta:editing-duration>PT2H29M54S</meta:editing-duration>
    <meta:editing-cycles>9</meta:editing-cycles>
    <meta:document-statistic meta:table-count="0" meta:image-count="0" meta:object-count="0" meta:page-count="1" meta:paragraph-count="24" meta:word-count="160" meta:character-count="942" meta:non-whitespace-character-count="791"/>
  </office:meta>
</office:document-meta>
</file>